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5in" style:page-number="auto" table:align="left" style:writing-mode="lr-tb"/>
    </style:style>
    <style:style style:name="Table1.A" style:family="table-column">
      <style:table-column-properties style:column-width="3.6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7.2396in" fo:margin-left="-0.075in" table:align="left" style:writing-mode="lr-tb"/>
    </style:style>
    <style:style style:name="Table2.A" style:family="table-column">
      <style:table-column-properties style:column-width="1.0313in"/>
    </style:style>
    <style:style style:name="Table2.B" style:family="table-column">
      <style:table-column-properties style:column-width="6.208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Book Antiqua" fo:language="fr" fo:country="FR" fo:font-weight="bold" style:font-weight-asian="bold" style:font-name-complex="Arial" style:font-weight-complex="bold"/>
    </style:style>
    <style:style style:name="P2" style:family="paragraph" style:parent-style-name="Standard">
      <style:text-properties style:font-name="Arial" fo:font-size="10pt" fo:language="fr" fo:country="FR" style:font-size-asian="10pt" style:font-name-complex="Arial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18cd82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1b0d5b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fo:language="fr" fo:country="FR" officeooo:rsid="0018cd82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language="fr" fo:country="FR" style:font-size-asian="10pt" style:font-name-complex="Ari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style:font-size-asian="10pt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language="fr" fo:country="FR" style:font-name-complex="Arial"/>
    </style:style>
    <style:style style:name="P14" style:family="paragraph" style:parent-style-name="Standard">
      <style:paragraph-properties fo:text-align="justify" style:justify-single-word="false"/>
      <style:text-properties fo:font-variant="small-caps" style:font-name="Book Antiqua" fo:language="fr" fo:country="FR" fo:font-weight="bold" style:font-weight-asian="bold" style:font-name-complex="Arial"/>
    </style:style>
    <style:style style:name="P15" style:family="paragraph" style:parent-style-name="Standard">
      <style:paragraph-properties fo:text-align="justify" style:justify-single-word="false"/>
      <style:text-properties fo:color="#333333" style:font-name="Arial" fo:font-size="8pt" fo:language="fr" fo:country="FR" style:font-size-asian="8pt" style:font-name-complex="Arial" style:font-size-complex="10pt" style:font-style-complex="italic"/>
    </style:style>
    <style:style style:name="P16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17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in"/>
        </style:tab-stops>
      </style:paragraph-properties>
      <style:text-properties style:font-name="Arial" fo:font-size="10pt" fo:language="fr" fo:country="FR" style:font-size-asian="10pt" style:font-name-complex="Arial" style:font-size-complex="10pt"/>
    </style:style>
    <style:style style:name="P18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style:font-size-asian="10pt" style:font-name-complex="Arial"/>
    </style:style>
    <style:style style:name="P19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style:font-name-complex="Arial"/>
    </style:style>
    <style:style style:name="P20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709f5" style:font-name-complex="Arial" style:font-size-complex="10pt"/>
    </style:style>
    <style:style style:name="P21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8pt" fo:language="fr" fo:country="FR" fo:font-style="italic" officeooo:rsid="001709f5" officeooo:paragraph-rsid="001709f5" style:font-size-asian="8pt" style:font-style-asian="italic" style:font-name-complex="Arial" style:font-size-complex="10pt" style:font-style-complex="italic"/>
    </style:style>
    <style:style style:name="P22" style:family="paragraph" style:parent-style-name="Standard">
      <style:paragraph-properties fo:margin-left="0.9835in" fo:margin-right="0in" fo:text-indent="0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3" style:family="paragraph" style:parent-style-name="Standard">
      <style:paragraph-properties fo:margin-left="0.9835in" fo:margin-right="0in" fo:text-align="justify" style:justify-single-word="false" fo:text-indent="0.4917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4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>
        <style:tab-stops>
          <style:tab-stop style:position="0.25in"/>
        </style:tab-stops>
      </style:paragraph-properties>
      <style:text-properties style:font-name="Arial" fo:font-size="10pt" fo:language="fr" fo:country="FR" style:font-size-asian="10pt" style:font-name-complex="Arial" style:font-size-complex="10pt"/>
    </style:style>
    <style:style style:name="P25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fo:font-variant="small-caps" style:font-name="Book Antiqua" fo:language="fr" fo:country="FR" fo:font-weight="bold" officeooo:rsid="0016b3a9" officeooo:paragraph-rsid="0016b3a9" style:font-weight-asian="bold" style:font-name-complex="Arial"/>
    </style:style>
    <style:style style:name="P26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fo:font-variant="small-caps" style:font-name="Book Antiqua" fo:language="fr" fo:country="FR" fo:font-weight="bold" officeooo:rsid="0018cd82" officeooo:paragraph-rsid="0018cd82" style:font-weight-asian="bold" style:font-name-complex="Arial"/>
    </style:style>
    <style:style style:name="P27" style:family="paragraph" style:parent-style-name="Standard">
      <style:paragraph-properties fo:margin-left="1.2709in" fo:margin-right="0in" fo:text-align="justify" style:justify-single-word="false" fo:text-indent="-1.2709in" style:auto-text-indent="false"/>
      <style:text-properties style:font-name="Arial" fo:font-size="10pt" fo:language="fr" fo:country="FR" officeooo:paragraph-rsid="0018cd82" style:font-size-asian="10pt" style:font-name-complex="Arial" style:font-size-complex="10pt"/>
    </style:style>
    <style:style style:name="P28" style:family="paragraph" style:parent-style-name="Standard">
      <style:paragraph-properties fo:margin-left="1.4764in" fo:margin-right="0in" fo:text-indent="-1.4764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9" style:family="paragraph" style:parent-style-name="Standard" style:list-style-name="WW8Num14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style:font-size-asian="10pt" style:font-name-complex="Arial"/>
    </style:style>
    <style:style style:name="P30" style:family="paragraph" style:parent-style-name="Standard" style:list-style-name="WW8Num2">
      <style:paragraph-properties fo:text-align="justify" style:justify-single-word="false"/>
      <style:text-properties style:font-name="Arial" fo:font-size="10pt" fo:language="fr" fo:country="FR" officeooo:rsid="0014d1a1" officeooo:paragraph-rsid="0014d1a1" style:font-size-asian="10pt" style:font-name-complex="Arial"/>
    </style:style>
    <style:style style:name="P31" style:family="paragraph" style:parent-style-name="Standard" style:list-style-name="WW8Num8">
      <style:paragraph-properties fo:text-align="justify" style:justify-single-word="false"/>
      <style:text-properties style:font-name="Arial" fo:font-size="10pt" fo:language="fr" fo:country="FR" officeooo:rsid="0014d6f8" officeooo:paragraph-rsid="0014d6f8" style:font-size-asian="10pt" style:font-name-complex="Arial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33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paragraph-rsid="0019a753" style:font-size-asian="10pt" style:font-name-complex="Arial" style:font-size-complex="10pt"/>
    </style:style>
    <style:style style:name="P34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8cd82" officeooo:paragraph-rsid="0018cd82" style:font-size-asian="10pt" style:font-name-complex="Arial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fo:language="fr" fo:country="FR" officeooo:rsid="0018cd82" officeooo:paragraph-rsid="0018cd82" style:font-size-asian="10pt" style:font-name-complex="Arial" style:font-size-complex="10pt"/>
    </style:style>
    <style:style style:name="P36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ee2f9" officeooo:paragraph-rsid="001ee2f9" style:font-size-asian="10pt" style:font-name-complex="Arial" style:font-size-complex="10pt"/>
    </style:style>
    <style:style style:name="P37" style:family="paragraph" style:parent-style-name="Standard">
      <style:text-properties style:font-name="Arial" fo:font-size="10pt" fo:language="fr" fo:country="FR" officeooo:rsid="001f98fe" officeooo:paragraph-rsid="001f98fe" style:font-size-asian="10pt" style:font-name-complex="Arial" style:font-size-complex="10pt"/>
    </style:style>
    <style:style style:name="P38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218d95" style:font-size-asian="10pt" style:font-name-complex="Arial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41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709f5" style:font-name-complex="Arial" style:font-size-complex="10pt"/>
    </style:style>
    <style:style style:name="P42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ee2f9" style:font-name-complex="Arial" style:font-size-complex="10pt"/>
    </style:style>
    <style:style style:name="P43" style:family="paragraph" style:parent-style-name="Heading_20_2">
      <style:text-properties fo:font-variant="small-caps" style:font-name="Arial" fo:font-size="10pt" fo:language="fr" fo:country="FR" style:font-size-asian="10pt" style:font-name-complex="Arial" style:font-size-complex="10pt"/>
    </style:style>
    <style:style style:name="P44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8cd82" officeooo:paragraph-rsid="0018cd82" style:font-name-complex="Times New Roman" style:font-weight-complex="bold"/>
    </style:style>
    <style:style style:name="P45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b0d5b" officeooo:paragraph-rsid="001b0d5b"/>
    </style:style>
    <style:style style:name="P46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>
        <style:tab-stops>
          <style:tab-stop style:position="0.25in"/>
        </style:tab-stops>
      </style:paragraph-properties>
      <style:text-properties fo:font-variant="small-caps" fo:language="fr" fo:country="FR" officeooo:rsid="0018cd82" officeooo:paragraph-rsid="0018cd82" style:font-size-complex="10pt" style:font-weight-complex="bold"/>
    </style:style>
    <style:style style:name="P47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language="fr" fo:country="FR" officeooo:paragraph-rsid="00146797" style:font-name-complex="Times New Roman"/>
    </style:style>
    <style:style style:name="T1" style:family="text">
      <style:text-properties style:font-style-complex="italic"/>
    </style:style>
    <style:style style:name="T2" style:family="text">
      <style:text-properties fo:color="#333333" fo:font-size="8pt" style:font-size-asian="8pt"/>
    </style:style>
    <style:style style:name="T3" style:family="text">
      <style:text-properties fo:color="#333333" fo:font-size="8pt" style:font-size-asian="8pt" style:font-style-complex="italic"/>
    </style:style>
    <style:style style:name="T4" style:family="text">
      <style:text-properties fo:color="#333333" fo:font-size="8pt" officeooo:rsid="00146797" style:font-size-asian="8pt" style:font-style-complex="italic"/>
    </style:style>
    <style:style style:name="T5" style:family="text">
      <style:text-properties fo:color="#333333" fo:font-size="8pt" style:font-size-asian="8pt" style:font-size-complex="10pt"/>
    </style:style>
    <style:style style:name="T6" style:family="text">
      <style:text-properties fo:color="#333333" fo:font-size="8pt" fo:font-style="italic" officeooo:rsid="001709f5" style:font-size-asian="8pt" style:font-style-asian="italic" style:font-style-complex="italic"/>
    </style:style>
    <style:style style:name="T7" style:family="text">
      <style:text-properties fo:color="#333333" fo:font-size="8pt" fo:font-style="italic" officeooo:rsid="0018cd82" style:font-size-asian="8pt" style:font-style-asian="italic" style:font-style-complex="italic"/>
    </style:style>
    <style:style style:name="T8" style:family="text">
      <style:text-properties fo:color="#333333" fo:font-size="8pt" fo:font-style="italic" officeooo:rsid="001ee2f9" style:font-size-asian="8pt" style:font-style-asian="italic" style:font-style-complex="italic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8cd82" style:font-weight-asian="bold" style:font-weight-complex="bold"/>
    </style:style>
    <style:style style:name="T12" style:family="text">
      <style:text-properties fo:font-weight="bold" officeooo:rsid="0018cd82" style:font-weight-asian="bold" style:font-size-complex="10pt" style:font-weight-complex="bold"/>
    </style:style>
    <style:style style:name="T13" style:family="text">
      <style:text-properties fo:font-weight="bold" officeooo:rsid="0018cd82" style:font-weight-asian="bold"/>
    </style:style>
    <style:style style:name="T14" style:family="text">
      <style:text-properties fo:font-size="10pt" fo:font-style="italic" style:font-size-asian="10pt" style:font-style-asian="italic"/>
    </style:style>
    <style:style style:name="T15" style:family="text">
      <style:text-properties fo:font-size="10pt" fo:font-weight="bold" style:font-size-asian="10pt" style:font-weight-asian="bold" style:font-style-complex="italic" style:font-weight-complex="bold"/>
    </style:style>
    <style:style style:name="T16" style:family="text">
      <style:text-properties fo:font-size="10pt" fo:font-weight="bold" officeooo:rsid="00146797" style:font-size-asian="10pt" style:font-weight-asian="bold" style:font-style-complex="italic" style:font-weight-complex="bold"/>
    </style:style>
    <style:style style:name="T17" style:family="text">
      <style:text-properties fo:font-size="10pt" fo:font-weight="bold" officeooo:rsid="0018cd82" style:font-size-asian="10pt" style:font-weight-asian="bold" style:font-style-complex="italic" style:font-weight-complex="bold"/>
    </style:style>
    <style:style style:name="T18" style:family="text">
      <style:text-properties fo:font-size="10pt" fo:font-weight="bold" officeooo:rsid="001c41a1" style:font-size-asian="10pt" style:font-weight-asian="bold" style:font-style-complex="italic" style:font-weight-complex="bold"/>
    </style:style>
    <style:style style:name="T19" style:family="text">
      <style:text-properties fo:font-size="10pt" fo:font-weight="bold" officeooo:rsid="001ee2f9" style:font-size-asian="10pt" style:font-weight-asian="bold" style:font-style-complex="italic" style:font-weight-complex="bold"/>
    </style:style>
    <style:style style:name="T20" style:family="text">
      <style:text-properties fo:font-size="10pt" fo:font-weight="bold" style:font-size-asian="10pt" style:font-weight-asian="bold" style:font-weight-complex="bold"/>
    </style:style>
    <style:style style:name="T21" style:family="text">
      <style:text-properties fo:font-size="10pt" fo:font-weight="bold" officeooo:rsid="0018cd82" style:font-size-asian="10pt" style:font-weight-asian="bold" style:font-weight-complex="bold"/>
    </style:style>
    <style:style style:name="T22" style:family="text">
      <style:text-properties fo:font-size="10pt" fo:font-weight="bold" officeooo:rsid="001ee2f9" style:font-size-asian="10pt" style:font-weight-asian="bold" style:font-weight-complex="bold"/>
    </style:style>
    <style:style style:name="T23" style:family="text">
      <style:text-properties fo:font-size="10pt" fo:font-weight="bold" style:font-size-asian="10pt" style:font-weight-asian="bold" style:font-size-complex="10pt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14d1a1" style:font-size-asian="10pt" style:font-weight-asian="bold" style:font-size-complex="10pt" style:font-weight-complex="bold"/>
    </style:style>
    <style:style style:name="T26" style:family="text">
      <style:text-properties fo:font-size="10pt" fo:font-weight="bold" officeooo:rsid="001c41a1" style:font-size-asian="10pt" style:font-weight-asian="bold" style:font-size-complex="10pt" style:font-weight-complex="bold"/>
    </style:style>
    <style:style style:name="T27" style:family="text">
      <style:text-properties fo:font-size="10pt" fo:font-weight="bold" style:font-size-asian="10pt" style:font-weight-asian="bold" style:font-size-complex="10pt" style:font-style-complex="italic" style:font-weight-complex="bold"/>
    </style:style>
    <style:style style:name="T28" style:family="text">
      <style:text-properties fo:font-size="10pt" fo:font-weight="bold" officeooo:rsid="0014d6f8" style:font-size-asian="10pt" style:font-weight-asian="bold" style:font-size-complex="10pt"/>
    </style:style>
    <style:style style:name="T29" style:family="text">
      <style:text-properties fo:font-size="10pt" style:font-size-asian="10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style:font-size-complex="10pt"/>
    </style:style>
    <style:style style:name="T32" style:family="text">
      <style:text-properties officeooo:rsid="00146797" style:font-size-complex="10pt"/>
    </style:style>
    <style:style style:name="T33" style:family="text">
      <style:text-properties officeooo:rsid="0014d1a1" style:font-size-complex="10pt"/>
    </style:style>
    <style:style style:name="T34" style:family="text">
      <style:text-properties officeooo:rsid="0018cd82" style:font-size-complex="10pt"/>
    </style:style>
    <style:style style:name="T35" style:family="text">
      <style:text-properties officeooo:rsid="00146797"/>
    </style:style>
    <style:style style:name="T36" style:family="text">
      <style:text-properties officeooo:rsid="0018cd82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8cd82" style:font-weight-asian="normal" style:font-weight-complex="normal"/>
    </style:style>
    <style:style style:name="T39" style:family="text">
      <style:text-properties officeooo:rsid="0018e119"/>
    </style:style>
    <style:style style:name="T40" style:family="text">
      <style:text-properties officeooo:rsid="001b0d5b"/>
    </style:style>
    <style:style style:name="T41" style:family="text">
      <style:text-properties officeooo:rsid="001c41a1"/>
    </style:style>
    <style:style style:name="T42" style:family="text">
      <style:text-properties officeooo:rsid="001d2a76"/>
    </style:style>
    <style:style style:name="T43" style:family="text">
      <style:text-properties officeooo:rsid="001f9885"/>
    </style:style>
    <style:style style:name="T44" style:family="text">
      <style:text-properties officeooo:rsid="0020f9a1"/>
    </style:style>
    <style:style style:name="T45" style:family="text">
      <style:text-properties fo:font-variant="small-caps" officeooo:rsid="00146797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64in" fo:text-indent="-0.25in" fo:margin-left="1.676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64in" fo:text-indent="-0.25in" fo:margin-left="1.926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764in" fo:text-indent="-0.25in" fo:margin-left="2.176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264in" fo:text-indent="-0.25in" fo:margin-left="2.426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764in" fo:text-indent="-0.25in" fo:margin-left="2.676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264in" fo:text-indent="-0.25in" fo:margin-left="2.926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764in" fo:text-indent="-0.25in" fo:margin-left="3.176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264in" fo:text-indent="-0.25in" fo:margin-left="3.426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764in" fo:text-indent="-0.25in" fo:margin-left="3.676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264in" fo:text-indent="-0.25in" fo:margin-left="3.9264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Pierre Mourlanne</text:p>
            <text:p text:style-name="P37">Paris</text:p>
            <text:p text:style-name="P2">FRANCE</text:p>
            <text:p text:style-name="P40">+33 (0)6 26 05 75 41</text:p>
            <text:p text:style-name="P39"><text:a xlink:type="simple" xlink:href="mailto:pierre@mourlanne.com"><text:span text:style-name="T39">pierre@mourlanne.com</text:span></text:a></text:p>
          </table:table-cell>
          <table:table-cell table:style-name="Table1.A1" office:value-type="string">
            <text:p text:style-name="P4"><text:a xlink:type="simple" xlink:href="http://fr.linkedin.com/in/pmourlanne"><text:span text:style-name="T39">http://fr.linkedin.com/in/pmourlanne</text:span></text:a></text:p>
            <text:p text:style-name="P4"><text:a xlink:type="simple" xlink:href="http://github.com/pmourlanne"><text:span text:style-name="T39">http://github.com/pmourlanne</text:span></text:a></text:p>
            <text:p text:style-name="P3"><text:span text:style-name="T35">Nationalité </text:span>: <text:span text:style-name="T35">Français</text:span></text:p>
            <text:p text:style-name="P3"><text:span text:style-name="T35">Date de naissance </text:span>: 5 <text:span text:style-name="T35">Mars</text:span> 1991</text:p>
          </table:table-cell>
        </table:table-row>
      </table:table>
      <text:p text:style-name="P39"/>
      <text:h text:style-name="P47" text:outline-level="2"><text:span text:style-name="T45">Formation</text:span></text:h>
      <text:h text:style-name="P43" text:outline-level="2"/>
      <text:p text:style-name="P13"><text:span text:style-name="T3">2010 – </text:span><text:span text:style-name="T4">2014</text:span><text:span text:style-name="T14"><text:tab/></text:span><text:span text:style-name="T16">Diplôme d'Ingénieur de l'École </text:span><text:span text:style-name="T18">Supérieure</text:span><text:span text:style-name="T16"> d'Électricité</text:span></text:p>
      <text:p text:style-name="P11"><text:span text:style-name="T1"><text:tab/></text:span><text:span text:style-name="T10">SUPELEC, Rennes (Cesson-Sevigné)</text:span></text:p>
      <text:list xml:id="list2178488728167568710" text:style-name="WW8Num14">
        <text:list-item>
          <text:p text:style-name="P29"><text:span text:style-name="T32">Majeure </text:span><text:span text:style-name="T31">: </text:span><text:span text:style-name="T33">Systèmes d'Information Sécurisés</text:span></text:p>
        </text:list-item>
      </text:list>
      <text:p text:style-name="P6"/>
      <text:p text:style-name="P13"><text:span text:style-name="T5">2007 - 2010</text:span><text:span text:style-name="T30"><text:tab/></text:span><text:span text:style-name="T25">Classes </text:span><text:span text:style-name="T26">P</text:span><text:span text:style-name="T25">réparatoires aux </text:span><text:span text:style-name="T26">G</text:span><text:span text:style-name="T25">randes </text:span><text:span text:style-name="T26">É</text:span><text:span text:style-name="T25">coles</text:span><text:span text:style-name="T24"> – Lycée Clemenceau, Nantes</text:span></text:p>
      <text:list xml:id="list8218900314944271915" text:style-name="WW8Num2">
        <text:list-item>
          <text:p text:style-name="P30">Options : Mathématiques et Physique</text:p>
        </text:list-item>
      </text:list>
      <text:p text:style-name="P10"/>
      <text:p text:style-name="P19"><text:span text:style-name="T2">2007</text:span><text:span text:style-name="T29"><text:tab/></text:span><text:span text:style-name="T28">Baccalauréat</text:span><text:span text:style-name="T23"> </text:span><text:span text:style-name="T27">– Lycée N.-D. de Sainte Croix, Le Mans</text:span></text:p>
      <text:list xml:id="list5074787990460450711" text:style-name="WW8Num8">
        <text:list-item>
          <text:p text:style-name="P31">Option<text:span text:style-name="T43">s</text:span> : Sciences de l'Ingénieur et Mathématiques</text:p>
        </text:list-item>
      </text:list>
      <text:p text:style-name="P23"/>
      <text:p text:style-name="P25">Expérience Professionnelle</text:p>
      <text:p text:style-name="P14"/>
      <text:p text:style-name="P42"><text:span text:style-name="T8">Avril 14 – Sept. 14</text:span><text:span text:style-name="T14"><text:tab/></text:span><text:span text:style-name="T17">Stagiaire</text:span><text:span text:style-name="T15">, </text:span><text:span text:style-name="T19">Gymglish</text:span><text:span text:style-name="T20">, </text:span><text:span text:style-name="T22">Paris</text:span></text:p>
      <text:list xml:id="list6779737733996587358" text:style-name="WW8Num18">
        <text:list-item>
          <text:p text:style-name="P36">Développement web, administration système. Outils utilisés : Django, Plone, Python, Elasticsearch, Apache, Bacula</text:p>
        </text:list-item>
      </text:list>
      <text:p text:style-name="P20"/>
      <text:p text:style-name="P20"><text:span text:style-name="T7">Février 13 – Août 13</text:span><text:span text:style-name="T14"><text:tab/></text:span><text:span text:style-name="T17">Stagiaire</text:span><text:span text:style-name="T15">, </text:span><text:span text:style-name="T17">Sketchfab</text:span><text:span text:style-name="T20">, </text:span><text:span text:style-name="T21">Paris</text:span></text:p>
      <text:list xml:id="list194744042262059" text:continue-numbering="true" text:style-name="WW8Num18">
        <text:list-item>
          <text:p text:style-name="P33"><text:span text:style-name="T41">Développement web backend pour une start-up. Outils utilisés : Django, Celery, MySQL, Git, jQuery, Backbone, Pivotal</text:span></text:p>
        </text:list-item>
      </text:list>
      <text:p text:style-name="P21"/>
      <text:p text:style-name="P20"><text:span text:style-name="T6">Août 12 – Janvier 13</text:span><text:span text:style-name="T14"><text:tab/></text:span><text:span text:style-name="T17">Stagiaire</text:span><text:span text:style-name="T15">, </text:span><text:span text:style-name="T17">SECLAB UCSB, Santa Barbara, États-Unis</text:span></text:p>
      <text:list xml:id="list194743762488555" text:continue-numbering="true" text:style-name="WW8Num18">
        <text:list-item>
          <text:p text:style-name="P34">Travaux de recherche dans un laboratoire de sécurité informatique. Thèmes : Exploration de données, Recherche de communautés</text:p>
        </text:list-item>
      </text:list>
      <text:p text:style-name="P5"/>
      <text:p text:style-name="P26">Projets</text:p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<text:span text:style-name="T36">Fev</text:span>. – <text:span text:style-name="T36">Juin</text:span> 2012</text:p>
          </table:table-cell>
          <table:table-cell table:style-name="Table2.A1" office:value-type="string">
            <text:p text:style-name="P2"><text:span text:style-name="T13">Projet Logiciel</text:span><text:span text:style-name="T9">, SUPELEC </text:span>: <text:span text:style-name="T36">Simulation d'un véhicule appliquée à un jeu en ligne (Matlab Qt C++)</text:span></text:p>
            <text:p text:style-name="P9"/>
          </table:table-cell>
        </table:table-row>
        <table:table-row table:style-name="Table2.1">
          <table:table-cell table:style-name="Table2.A1" office:value-type="string">
            <text:p text:style-name="P15"><text:span text:style-name="T36">Juin </text:span><text:s/>2011</text:p>
          </table:table-cell>
          <table:table-cell table:style-name="Table2.A1" office:value-type="string">
            <text:p text:style-name="P27"><text:span text:style-name="T13">Projet Logiciel</text:span><text:span text:style-name="T9">, SUPELEC</text:span><text:span text:style-name="T37"> :</text:span><text:span text:style-name="T9"> </text:span><text:span text:style-name="T38">Simulation d'un fluide à l'aide de l'agorithme « Marching Cubes » (JAVA, OpenGL)</text:span></text:p>
          </table:table-cell>
        </table:table-row>
        <table:table-row table:style-name="Table2.1">
          <table:table-cell table:style-name="Table2.A1" office:value-type="string">
            <text:p text:style-name="P15">April 2011</text:p>
          </table:table-cell>
          <table:table-cell table:style-name="Table2.A1" office:value-type="string">
            <text:p text:style-name="P27"><text:span text:style-name="T13">Projet Logiciel</text:span><text:span text:style-name="T9">, SUPELEC</text:span><text:span text:style-name="T37"> :</text:span><text:span text:style-name="T9"> </text:span><text:span text:style-name="T38">Simulation du problème à N corps comme exemple de la théorie du chaos (JAVA)</text:span></text:p>
          </table:table-cell>
        </table:table-row>
      </table:table>
      <text:h text:style-name="P44" text:outline-level="2"/>
      <text:h text:style-name="P44" text:outline-level="2">Langues</text:h>
      <text:p text:style-name="P5"/>
      <text:p text:style-name="P16"><text:span text:style-name="T11">Français</text:span> <text:tab/> <text:span text:style-name="T36">Langue maternelle</text:span></text:p>
      <text:p text:style-name="P16"><text:span text:style-name="T11">Anglais</text:span> <text:tab/> <text:span text:style-name="T42">Maitrise parfaite</text:span></text:p>
      <text:p text:style-name="P18"><text:span text:style-name="T12">Espagnol</text:span><text:span text:style-name="T31"> <text:s text:c="2"/><text:tab/> </text:span><text:span text:style-name="T34">Niveau scolaire</text:span></text:p>
      <text:p text:style-name="P16"/>
      <text:h text:style-name="P45" text:outline-level="2">Compétences</text:h>
      <text:p text:style-name="P12"/>
      <text:p text:style-name="P28"><text:span text:style-name="T11">Thèmes étudiés</text:span> <text:s text:c="4"/><text:span text:style-name="T44">Cryptographie, Sûreté de fonctionnement, Systèmes d'exploitation, Architecture Informatique, Réseaux, Théorie des Jeux, Compilation</text:span></text:p>
      <text:p text:style-name="P22"/>
      <text:p text:style-name="P17"><text:span text:style-name="T11">Informatique</text:span><text:span text:style-name="T10"><text:tab/><text:tab/></text:span><text:span text:style-name="T36">Langages, Frameworks : Python, Django, SQL, Javascript, Node.js, C#, C, JAVA</text:span></text:p>
      <text:p text:style-name="P24"/>
      <text:h text:style-name="P46" text:outline-level="2">Hobbies</text:h>
      <text:p text:style-name="P5"/>
      <text:p text:style-name="P7"><text:span text:style-name="T36">Sécurité Informatique et respect de la vie privée</text:span></text:p>
      <text:p text:style-name="P35">Littérature anglophone, <text:span text:style-name="T44">Jeux de société, </text:span><text:a xlink:type="simple" xlink:href="http://pmourlanne.wordpress.com/2014/03/26/quelques-trucs-a-manger/"><text:span text:style-name="T44">Cuisine</text:span></text:a></text:p>
      <text:p text:style-name="P8"><text:span text:style-name="T40">Lire </text:span><text:a xlink:type="simple" xlink:href="http://mitpress.mit.edu/sicp/full-text/book/book.html"><text:span text:style-name="T40">SICP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Book Antiqua" fo:font-family="'Book Antiqua'" style:font-family-generic="roman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align="justify" style:justify-single-word="false" fo:text-indent="0.4917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font-style="italic" fo:font-weight="normal" style:font-style-asian="italic" style:font-weight-asian="norma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335in" fo:text-indent="-0.2362in" fo:margin-left="1.2193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3925in" fo:text-indent="-0.25in" fo:margin-left="1.392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8925in" fo:text-indent="-0.25in" fo:margin-left="1.89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3925in" fo:text-indent="-0.25in" fo:margin-left="2.39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8925in" fo:text-indent="-0.25in" fo:margin-left="2.89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3925in" fo:text-indent="-0.25in" fo:margin-left="3.392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925in" fo:text-indent="-0.25in" fo:margin-left="3.89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3925in" fo:text-indent="-0.25in" fo:margin-left="4.392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8925in" fo:text-indent="-0.25in" fo:margin-left="4.8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7291in" fo:text-indent="-0.25in" fo:margin-left="1.7291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2291in" fo:text-indent="-0.25in" fo:margin-left="2.229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7291in" fo:text-indent="-0.25in" fo:margin-left="2.7291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2291in" fo:text-indent="-0.25in" fo:margin-left="3.2291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3.7291in" fo:text-indent="-0.25in" fo:margin-left="3.7291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2291in" fo:text-indent="-0.25in" fo:margin-left="4.2291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7291in" fo:text-indent="-0.25in" fo:margin-left="4.7291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5.2291in" fo:text-indent="-0.25in" fo:margin-left="5.2291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7291in" fo:text-indent="-0.25in" fo:margin-left="5.72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3.2043in" fo:text-indent="-0.25in" fo:margin-left="3.2043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format="1" text:start-value="2004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3201in" fo:text-indent="-0.2362in" fo:margin-left="2.3063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format="1" text:start-value="2004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am</meta:initial-creator>
    <meta:creation-date>2012-02-07T13:56:00</meta:creation-date>
    <dc:creator>Pierre </dc:creator>
    <dc:date>2014-05-08T19:47:43.364364143</dc:date>
    <meta:print-date>2012-02-07T13:37:00</meta:print-date>
    <meta:editing-cycles>24</meta:editing-cycles>
    <meta:editing-duration>PT2H7M9S</meta:editing-duration>
    <meta:generator>LibreOffice/4.1.3.2$Linux_X86_64 LibreOffice_project/410m0$Build-2</meta:generator>
    <meta:document-statistic meta:table-count="2" meta:image-count="0" meta:object-count="0" meta:page-count="1" meta:paragraph-count="42" meta:word-count="264" meta:character-count="1906" meta:non-whitespace-character-count="1668"/>
    <meta:user-defined meta:name="Info 1"/>
    <meta:user-defined meta:name="Info 2"/>
    <meta:user-defined meta:name="Info 3"/>
    <meta:user-defined meta:name="Info 4"/>
  </office:meta>
</office:document-meta>
</file>